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officeooo:rsid="000a0d3c" officeooo:paragraph-rsid="000a0d3c"/>
    </style:style>
    <style:style style:name="P2" style:family="paragraph" style:parent-style-name="Standard">
      <style:paragraph-properties fo:text-align="center" style:justify-single-word="false"/>
      <style:text-properties style:font-name="Liberation Sans" officeooo:rsid="000a0d3c" officeooo:paragraph-rsid="000a0d3c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weight="bold" officeooo:rsid="000a0d3c" officeooo:paragraph-rsid="000a0d3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weight="bold" officeooo:rsid="000a841b" officeooo:paragraph-rsid="000a841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weight="normal" officeooo:rsid="000a0d3c" officeooo:paragraph-rsid="000a0d3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weight="normal" officeooo:rsid="000a0d3c" officeooo:paragraph-rsid="000a0d3c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ans" fo:font-weight="normal" officeooo:rsid="000a0d3c" officeooo:paragraph-rsid="000a0d3c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weight="normal" officeooo:rsid="000a841b" officeooo:paragraph-rsid="000a841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tyle="normal" fo:font-weight="normal" officeooo:rsid="000a841b" officeooo:paragraph-rsid="000a841b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0a841b" officeooo:paragraph-rsid="000a841b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Liberation Sans" fo:font-style="normal" fo:font-weight="normal" officeooo:rsid="000beb2f" officeooo:paragraph-rsid="000beb2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tyle="normal" fo:font-weight="bold" officeooo:rsid="000a841b" officeooo:paragraph-rsid="000a841b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Liberation Sans" style:text-underline-style="none" fo:font-weight="normal" officeooo:rsid="000a0d3c" officeooo:paragraph-rsid="000a0d3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0a841b"/>
    </style:style>
    <style:style style:name="P20" style:family="paragraph" style:parent-style-name="Standard">
      <style:paragraph-properties fo:text-align="start" style:justify-single-word="false"/>
      <style:text-properties style:font-name="Inconsolata" fo:font-weight="bold" officeooo:rsid="000a841b" officeooo:paragraph-rsid="000a841b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Inconsolata" fo:font-weight="bold" officeooo:rsid="000a841b" officeooo:paragraph-rsid="000a841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Inconsolata" fo:font-weight="bold" officeooo:rsid="000a841b" officeooo:paragraph-rsid="000a841b" fo:background-color="#ffff0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00" loext:char-shading-value="0" style:font-weight-asian="normal" style:font-weight-complex="normal"/>
    </style:style>
    <style:style style:name="T3" style:family="text">
      <style:text-properties style:font-name="Liberation Sans"/>
    </style:style>
    <style:style style:name="T4" style:family="text">
      <style:text-properties style:font-name="Inconsolata"/>
    </style:style>
    <style:style style:name="T5" style:family="text">
      <style:text-properties style:font-name="Inconsolata" fo:font-weight="normal" officeooo:rsid="000a841b" style:font-weight-asian="normal" style:font-weight-complex="normal"/>
    </style:style>
    <style:style style:name="T6" style:family="text">
      <style:text-properties style:font-name="Inconsolata" fo:font-weight="normal" officeooo:rsid="000a841b" fo:background-color="#ffff00" loext:char-shading-value="0" style:font-weight-asian="normal" style:font-weight-complex="normal"/>
    </style:style>
    <style:style style:name="T7" style:family="text">
      <style:text-properties officeooo:rsid="000beb2f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3212*" fo:start-indent="0in" fo:end-indent="0in"/>
          <style:column style:rel-width="3212*" fo:start-indent="0in" fo:end-indent="0in"/>
          <style:column style:rel-width="3214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 text:start-value="1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1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1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16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1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1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1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1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1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16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start-value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start-value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start-value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start-value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start-value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start-value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ny Diehl</text:p>
      <text:p text:style-name="P18">Chapter 2 Homework</text:p>
      <text:p text:style-name="P2"/>
      <text:p text:style-name="P3">Multiple Choice</text:p>
      <text:p text:style-name="P6"/>
      <text:section text:style-name="Sect1" text:name="Section1">
        <text:list xml:id="list7277955421880318084" text:style-name="L1">
          <text:list-item>
            <text:p text:style-name="P8">C</text:p>
          </text:list-item>
          <text:list-item>
            <text:p text:style-name="P8">B</text:p>
          </text:list-item>
          <text:list-item>
            <text:p text:style-name="P8">A</text:p>
          </text:list-item>
          <text:list-item>
            <text:p text:style-name="P8">B, C</text:p>
          </text:list-item>
          <text:list-item>
            <text:p text:style-name="P9">A, C, D</text:p>
          </text:list-item>
          <text:list-item>
            <text:p text:style-name="P9">A</text:p>
          </text:list-item>
          <text:list-item>
            <text:p text:style-name="P9">C</text:p>
          </text:list-item>
          <text:list-item>
            <text:p text:style-name="P9">B</text:p>
          </text:list-item>
          <text:list-item>
            <text:p text:style-name="P9">A</text:p>
          </text:list-item>
          <text:list-item>
            <text:p text:style-name="P9">D</text:p>
          </text:list-item>
          <text:list-item>
            <text:p text:style-name="P9">B</text:p>
          </text:list-item>
          <text:list-item>
            <text:p text:style-name="P9">A</text:p>
          </text:list-item>
          <text:list-item>
            <text:p text:style-name="P9">A</text:p>
          </text:list-item>
          <text:list-item>
            <text:p text:style-name="P9">C</text:p>
          </text:list-item>
          <text:list-item>
            <text:p text:style-name="P9">A</text:p>
          </text:list-item>
        </text:list>
      </text:section>
      <text:p text:style-name="P7"/>
      <text:p text:style-name="P4">True and False</text:p>
      <text:p text:style-name="P13"/>
      <text:section text:style-name="Sect1" text:name="Section2">
        <text:list xml:id="list383988934068116506" text:style-name="L2">
          <text:list-item>
            <text:p text:style-name="P11">True</text:p>
          </text:list-item>
          <text:list-item>
            <text:p text:style-name="P11">True</text:p>
          </text:list-item>
          <text:list-item>
            <text:p text:style-name="P11">False</text:p>
          </text:list-item>
          <text:list-item>
            <text:p text:style-name="P11">True</text:p>
          </text:list-item>
          <text:list-item>
            <text:p text:style-name="P11">False</text:p>
          </text:list-item>
          <text:list-item>
            <text:p text:style-name="P11">False</text:p>
          </text:list-item>
        </text:list>
      </text:section>
      <text:p text:style-name="P10"/>
      <text:p text:style-name="P4">Find the Error</text:p>
      <text:p text:style-name="P4"/>
      <text:p text:style-name="P5"><text:span text:style-name="T1">Changes have been highlighted.</text:span></text:p>
      <text:p text:style-name="P5"/>
      <text:p text:style-name="P20"><text:span text:style-name="T1">public MyProgram</text:span></text:p>
      <text:p text:style-name="P20"><text:span text:style-name="T1">{</text:span></text:p>
      <text:p text:style-name="P20"><text:span text:style-name="T1"><text:s text:c="4"/>public static void main(String[] args)</text:span><text:span text:style-name="T2"> </text:span></text:p>
      <text:p text:style-name="P20"><text:span text:style-name="T1"><text:s text:c="4"/></text:span><text:span text:style-name="T2">{</text:span></text:p>
      <text:p text:style-name="P19"><text:span text:style-name="T5"><text:s text:c="8"/>int a,b,c</text:span><text:span text:style-name="T6">;</text:span> <text:span text:style-name="T6">//</text:span><text:span text:style-name="T5"> Three integers</text:span></text:p>
      <text:p text:style-name="P20"><text:span text:style-name="T1"><text:s text:c="8"/>a = 3</text:span><text:span text:style-name="T2">;</text:span></text:p>
      <text:p text:style-name="P20"><text:span text:style-name="T1"><text:s text:c="8"/>b = 4</text:span><text:span text:style-name="T2">;</text:span></text:p>
      <text:p text:style-name="P20"><text:span text:style-name="T1"><text:s text:c="8"/>c = a + b</text:span><text:span text:style-name="T2">;</text:span></text:p>
      <text:p text:style-name="P20"><text:span text:style-name="T1"><text:s text:c="8"/>System.out.println(</text:span><text:span text:style-name="T2">"</text:span><text:span text:style-name="T1">The value of c is</text:span><text:span text:style-name="T2">"</text:span><text:span text:style-name="T1"> + </text:span><text:span text:style-name="T2">c</text:span><text:span text:style-name="T1">);</text:span></text:p>
      <text:p text:style-name="P20"><text:span text:style-name="T1"><text:s text:c="4"/></text:span><text:span text:style-name="T2">}</text:span></text:p>
      <text:p text:style-name="P22"><text:span text:style-name="T1">}</text:span></text:p>
      <text:p text:style-name="P20"/>
      <text:p text:style-name="P21"><text:span text:style-name="T3">Algorithm Workbench</text:span></text:p>
      <text:p text:style-name="P5"/>
      <text:list xml:id="list2252295565669318934" text:style-name="L3">
        <text:list-item>
          <text:p text:style-name="P12"><text:span text:style-name="T4">int days, months = 2, years = 3;</text:span></text:p>
        </text:list-item>
      </text:list>
      <text:p text:style-name="P10"/>
      <text:p text:style-name="P17">Short Answer</text:p>
      <text:p text:style-name="P14"/>
      <text:list xml:id="list1986768062839539154" text:style-name="L4">
        <text:list-item>
          <text:p text:style-name="P15">While written on a single line in this case, the delimiters surrounding the comment can be spread out to multiple lines.</text:p>
        </text:list-item>
        <text:list-item>
          <text:p text:style-name="P15">It is single-line style.</text:p>
        </text:list-item>
        <text:list-item>
          <text:p text:style-name="P15">If code is of such clarity that it can be understood by any competent programmer, it is considered self-documenting. A pet peeve of mine is people commenting code that clearly documents itself, <text:span text:style-name="T7">e.g.</text:span><text:line-break/><text:span text:style-name="T4">int x = 5; // Set x to 5<text:line-break/>if (x != 5) puts("not five"); // Print not five if x isn't 5</text:span></text:p>
        </text:list-item>
        <text:list-item>
          <text:p text:style-name="P15">All programmer defined names must be recalled with respect to the original capitalization in their declaration. Syntax errors will result if this is ignored.</text:p>
        </text:list-item>
        <text:list-item>
          <text:p text:style-name="P16"><text:span text:style-name="T4">out</text:span> is a <text:span text:style-name="T4">static PrintStream</text:span> in in the <text:span text:style-name="T4">System</text:span> class. <text:span text:style-name="T4">PrintStream</text:span> contains methods for writing to the console, such as <text:span text:style-name="T4">print()</text:span> and <text:span text:style-name="T4">println()</text:span>.</text:p>
        </text:list-item>
        <text:list-item>
          <text:p text:style-name="P16">A variable declaration tells Java the name, type, and maybe the value if it is optionally assigned at declarat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00:32:47.903753342</meta:creation-date>
    <dc:date>2014-09-12T01:33:18.839453910</dc:date>
    <meta:editing-duration>PT10M30S</meta:editing-duration>
    <meta:editing-cycles>1</meta:editing-cycles>
    <meta:document-statistic meta:table-count="0" meta:image-count="0" meta:object-count="0" meta:page-count="1" meta:paragraph-count="47" meta:word-count="262" meta:character-count="1327" meta:non-whitespace-character-count="1087"/>
    <meta:generator>LibreOffice/4.2.5.2$Linux_X86_64 LibreOffice_project/420m0$Build-2</meta:generator>
  </office:meta>
</office:document-meta>
</file>